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radiocarbon">
            <text:p>radiocarbon</text:p>
          </table:table-cell>
          <table:table-cell office:value-type="string" office:value="SUERC-47966">
            <text:p>SUERC-47966</text:p>
          </table:table-cell>
          <table:table-cell office:value-type="float" office:value="65.92">
            <text:p>65.92</text:p>
          </table:table-cell>
          <table:table-cell office:value-type="float" office:value="-22.426">
            <text:p>-22.426</text:p>
          </table:table-cell>
          <table:table-cell office:value-type="float" office:value="8299.0">
            <text:p>8299.0</text:p>
          </table:table-cell>
          <table:table-cell office:value-type="float" office:value="38.0">
            <text:p>38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5">
            <text:p>1.4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radiocarbon">
            <text:p>radiocarbon</text:p>
          </table:table-cell>
          <table:table-cell office:value-type="string" office:value="SUERC-47967">
            <text:p>SUERC-47967</text:p>
          </table:table-cell>
          <table:table-cell office:value-type="float" office:value="65.939">
            <text:p>65.939</text:p>
          </table:table-cell>
          <table:table-cell office:value-type="float" office:value="-22.5">
            <text:p>-22.5</text:p>
          </table:table-cell>
          <table:table-cell office:value-type="float" office:value="4886.0">
            <text:p>4886.0</text:p>
          </table:table-cell>
          <table:table-cell office:value-type="float" office:value="36.0">
            <text:p>36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5">
            <text:p>3.4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radiocarbon">
            <text:p>radiocarbon</text:p>
          </table:table-cell>
          <table:table-cell office:value-type="string" office:value="SUERC-47970">
            <text:p>SUERC-47970</text:p>
          </table:table-cell>
          <table:table-cell office:value-type="float" office:value="65.905">
            <text:p>65.905</text:p>
          </table:table-cell>
          <table:table-cell office:value-type="float" office:value="-22.42">
            <text:p>-22.42</text:p>
          </table:table-cell>
          <table:table-cell office:value-type="float" office:value="8894.0">
            <text:p>8894.0</text:p>
          </table:table-cell>
          <table:table-cell office:value-type="float" office:value="41.0">
            <text:p>41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45">
            <text:p>15.4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radiocarbon">
            <text:p>radiocarbon</text:p>
          </table:table-cell>
          <table:table-cell office:value-type="string" office:value="SUERC-47965">
            <text:p>SUERC-47965</text:p>
          </table:table-cell>
          <table:table-cell office:value-type="float" office:value="65.903">
            <text:p>65.903</text:p>
          </table:table-cell>
          <table:table-cell office:value-type="float" office:value="-22.418">
            <text:p>-22.418</text:p>
          </table:table-cell>
          <table:table-cell office:value-type="float" office:value="3602.0">
            <text:p>3602.0</text:p>
          </table:table-cell>
          <table:table-cell office:value-type="float" office:value="37.0">
            <text:p>37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5">
            <text:p>5.1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radiocarbon">
            <text:p>radiocarbon</text:p>
          </table:table-cell>
          <table:table-cell office:value-type="string" office:value="SUERC-47971">
            <text:p>SUERC-47971</text:p>
          </table:table-cell>
          <table:table-cell office:value-type="float" office:value="65.964">
            <text:p>65.964</text:p>
          </table:table-cell>
          <table:table-cell office:value-type="float" office:value="-22.52">
            <text:p>-22.52</text:p>
          </table:table-cell>
          <table:table-cell office:value-type="float" office:value="8947.0">
            <text:p>8947.0</text:p>
          </table:table-cell>
          <table:table-cell office:value-type="float" office:value="39.0">
            <text:p>39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1.15">
            <text:p>21.1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radiocarbon">
            <text:p>radiocarbon</text:p>
          </table:table-cell>
          <table:table-cell office:value-type="string" office:value="SUERC-47972">
            <text:p>SUERC-47972</text:p>
          </table:table-cell>
          <table:table-cell office:value-type="float" office:value="65.959">
            <text:p>65.959</text:p>
          </table:table-cell>
          <table:table-cell office:value-type="float" office:value="-22.516">
            <text:p>-22.516</text:p>
          </table:table-cell>
          <table:table-cell office:value-type="float" office:value="10188.0">
            <text:p>10188.0</text:p>
          </table:table-cell>
          <table:table-cell office:value-type="float" office:value="42.0">
            <text:p>42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9.6">
            <text:p>29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radiocarbon">
            <text:p>radiocarbon</text:p>
          </table:table-cell>
          <table:table-cell office:value-type="string" office:value="SUERC-48877">
            <text:p>SUERC-48877</text:p>
          </table:table-cell>
          <table:table-cell office:value-type="float" office:value="66.001">
            <text:p>66.001</text:p>
          </table:table-cell>
          <table:table-cell office:value-type="float" office:value="-22.656">
            <text:p>-22.656</text:p>
          </table:table-cell>
          <table:table-cell office:value-type="float" office:value="9377.0">
            <text:p>9377.0</text:p>
          </table:table-cell>
          <table:table-cell office:value-type="float" office:value="47.0">
            <text:p>47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7.55">
            <text:p>27.5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radiocarbon">
            <text:p>radiocarbon</text:p>
          </table:table-cell>
          <table:table-cell office:value-type="string" office:value="SUERC-54842">
            <text:p>SUERC-54842</text:p>
          </table:table-cell>
          <table:table-cell office:value-type="float" office:value="66.408">
            <text:p>66.408</text:p>
          </table:table-cell>
          <table:table-cell office:value-type="float" office:value="-23.007">
            <text:p>-23.007</text:p>
          </table:table-cell>
          <table:table-cell office:value-type="float" office:value="8275.0">
            <text:p>8275.0</text:p>
          </table:table-cell>
          <table:table-cell office:value-type="float" office:value="39.0">
            <text:p>39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7.7">
            <text:p>17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radiocarbon">
            <text:p>radiocarbon</text:p>
          </table:table-cell>
          <table:table-cell office:value-type="string" office:value="SUERC-54849">
            <text:p>SUERC-54849</text:p>
          </table:table-cell>
          <table:table-cell office:value-type="float" office:value="65.544">
            <text:p>65.544</text:p>
          </table:table-cell>
          <table:table-cell office:value-type="float" office:value="-24.418">
            <text:p>-24.418</text:p>
          </table:table-cell>
          <table:table-cell office:value-type="float" office:value="1465.0">
            <text:p>1465.0</text:p>
          </table:table-cell>
          <table:table-cell office:value-type="float" office:value="35.0">
            <text:p>35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9">
            <text:p>2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tephra">
            <text:p>tephra</text:p>
          </table:table-cell>
          <table:table-cell office:value-type="string" office:value="Saksunarvatn">
            <text:p>Saksunarvatn</text:p>
          </table:table-cell>
          <table:table-cell office:value-type="float" office:value="66.416">
            <text:p>66.416</text:p>
          </table:table-cell>
          <table:table-cell office:value-type="float" office:value="-22.648">
            <text:p>-22.648</text:p>
          </table:table-cell>
          <table:table-cell office:value-type="float" office:value="10210.0">
            <text:p>10210.0</text:p>
          </table:table-cell>
          <table:table-cell office:value-type="float" office:value="17.5">
            <text:p>17.5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radiocarbon">
            <text:p>radiocarbon</text:p>
          </table:table-cell>
          <table:table-cell office:value-type="string" office:value="SUERC-47963">
            <text:p>SUERC-47963</text:p>
          </table:table-cell>
          <table:table-cell office:value-type="float" office:value="65.937">
            <text:p>65.937</text:p>
          </table:table-cell>
          <table:table-cell office:value-type="float" office:value="-22.47">
            <text:p>-22.47</text:p>
          </table:table-cell>
          <table:table-cell office:value-type="float" office:value="2123.0">
            <text:p>2123.0</text:p>
          </table:table-cell>
          <table:table-cell office:value-type="float" office:value="35.0">
            <text:p>35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Westfjords">
            <text:p>Westfjords</text:p>
          </table:table-cell>
          <table:table-cell office:value-type="string" office:value="radiocarbon">
            <text:p>radiocarbon</text:p>
          </table:table-cell>
          <table:table-cell office:value-type="string" office:value="SUERC-47964">
            <text:p>SUERC-47964</text:p>
          </table:table-cell>
          <table:table-cell office:value-type="float" office:value="65.937">
            <text:p>65.937</text:p>
          </table:table-cell>
          <table:table-cell office:value-type="float" office:value="-22.47">
            <text:p>-22.47</text:p>
          </table:table-cell>
          <table:table-cell office:value-type="float" office:value="2269.0">
            <text:p>2269.0</text:p>
          </table:table-cell>
          <table:table-cell office:value-type="float" office:value="35.0">
            <text:p>35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BraderEtal2017">
            <text:p>BraderEtal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